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9.363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563cm" svg:x="1.4cm" svg:y="0.837cm" presentation:class="subtitle" presentation:user-transformed="true">
          <draw:text-box>
            <text:p text:style-name="P1"><text:span text:style-name="T1">Labare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Vai subindo devagar, vai voando de mansinho. Como voo da Gaivota, vai seguindo seu caminho. O crente chora, o crente ora, ao ouvir a voz Divina. Na mensagem que é pregada, como água cristali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E o poder de Deus invade, a igreja e os obreiros, Até a criança chora, diante do Deus verdadeiro. E o inferno fecha as portas, e os demônios vão fugindo. É fogo santo é labareda, é o poder de Deus cain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4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Se você quiser sentir, a mão de Deus te <text:s/>abençoando. Olhe para o lado e veja, teu irmão se alegrando. Ouço as línguas estranhas, sinal de grande avivamento. Seja batizado agora, já chegou o teu momen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E o poder de Deus invade, a igreja e os obreiros, Até a criança chora, diante do Deus verdadeiro. E o inferno fecha as portas, e os demônios vão fugindo. É fogo santo é labareda, é o poder de Deus cain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E o poder de Deus invade, a igreja e os obreiros, Até a criança chora, diante do Deus verdadeiro. E o inferno fecha as portas, e os demônios vão fugindo. É fogo santo é labareda, é o poder de Deus cain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Se você quiser senti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3" draw:layer="layout" svg:width="25.199cm" svg:height="19.563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00:14:12.948501384</meta:creation-date>
    <dc:date>2016-04-16T00:31:33.255895820</dc:date>
    <meta:editing-duration>PT17M20S</meta:editing-duration>
    <meta:editing-cycles>1</meta:editing-cycles>
    <meta:document-statistic meta:object-count="45"/>
    <meta:generator>LibreOffice/4.4.6.3$Linux_X86_64 LibreOffice_project/40m0$Build-3</meta:generator>
  </office:meta>
</office:document-meta>
</file>